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line-height="120%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paragraph-properties fo:margin-top="0in" fo:margin-bottom="0.0598in" fo:line-height="130%"/>
      <style:text-properties fo:font-size="14pt" style:font-size-asian="14pt" style:font-size-complex="1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</text:p>
      <text:h text:style-name="Heading_20_1" text:outline-level="1"><text:span text:style-name="T1">Selling your presentation</text:span></text:h>
      <text:p text:style-name="P3">1. Utility: show value (personal, job, organization)</text:p>
      <text:p text:style-name="P3">2. Product: show a goal for the training</text:p>
      <text:p text:style-name="P3">3. Process: describe your approach to training</text:p>
      <text:p text:style-name="P3">4. Objectives: </text:p>
      <text:p text:style-name="P3"><text:s text:c="3"/>A) activity (not ability) <text:line-break/><text:tab/><text:span text:style-name="T2">"at the end of this module you will show/demonstrate/explain/draw/build."</text:span></text:p>
      <text:p text:style-name="P3"><text:s text:c="3"/>B) requirements <text:line-break/><text:tab/><text:span text:style-name="T2">"volunteering, time, randomize, all/some"</text:span></text:p>
      <text:p text:style-name="P3"><text:s text:c="3"/>C) expected degree</text:p>
      <text:p text:style-name="P3"><text:s text:c="3"/>D) benchmark/method <text:s/></text:p>
      <text:p text:style-name="P3">5. justification: Source of information</text:p>
      <text:p text:style-name="P3">6. proof of ability: evidence</text:p>
      <text:p text:style-name="P3">7. review: emphasize critical points softly, restate utility.</text:p>
      <text:p text:style-name="P1"></text:p>
      <text:p text:style-name="P2">Source: Jolles. How to run seminars and workshop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ademis </meta:initial-creator>
    <meta:creation-date>2014-10-26T23:19:43</meta:creation-date>
    <dc:date>2014-10-26T23:21:46</dc:date>
    <dc:creator>Academis </dc:creator>
    <meta:editing-duration>PT1M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15" meta:word-count="77" meta:character-count="581" meta:non-whitespace-character-count="484"/>
  </office:meta>
</office:document-meta>
</file>